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Introduction</text:h>
      <text:h text:style-name="Heading_20_2" text:outline-level="2">What is Machine Learning?</text:h>
      <text:p text:style-name="Text_20_body">Two definitions of Machine Learning are offered. Arthur Samuel described it as: "the field of study that gives computers the ability to learn without being explicitly programmed." This is an older, informal definition.</text:p>
      <text:p text:style-name="Text_20_body">Tom Mitchell provides a more modern definition: "A computer program is said to learn from experience E with respect to some class of tasks T and performance measure P, if its performance at tasks in T, as measured by P, improves with experience E."</text:p>
      <text:p text:style-name="Text_20_body">Example: playing checkers.</text:p>
      <text:list xml:id="list198492532" text:style-name="L1">
        <text:list-item>
          <text:p text:style-name="P2">E = the experience of playing many games of checkers</text:p>
        </text:list-item>
        <text:list-item>
          <text:p text:style-name="P2">T = the task of playing checkers.</text:p>
        </text:list-item>
        <text:list-item>
          <text:p text:style-name="P1">P = the probability that the program will win the next game.</text:p>
        </text:list-item>
      </text:list>
      <text:h text:style-name="Heading_20_2" text:outline-level="2">Supervised Learning</text:h>
      <text:p text:style-name="Text_20_body">In supervised learning, we are given a data set and already know what our correct output should look like, having the idea that there is a relationship between the input and the output.</text:p>
      <text:p text:style-name="Text_20_body">Supervised learning problems are categorized into <text:span text:style-name="Strong_20_Emphasis">"regression"</text:span> and <text:span text:style-name="Strong_20_Emphasis">"classification"</text:span> problems. In a <text:span text:style-name="Strong_20_Emphasis">regression</text:span> problem, we are trying to predict results within a <text:span text:style-name="Strong_20_Emphasis">continuous</text:span> output, meaning that we are trying to map input variables to some <text:span text:style-name="Strong_20_Emphasis">continuous</text:span> function. In a <text:span text:style-name="Strong_20_Emphasis">classification</text:span> problem, we are instead trying to predict results in a <text:span text:style-name="Strong_20_Emphasis">discrete</text:span> output. In other words, we are trying to map input variables into <text:span text:style-name="Strong_20_Emphasis">discrete</text:span> categories.</text:p>
      <text:p text:style-name="Text_20_body"><text:span text:style-name="Strong_20_Emphasis">Example:</text:span></text:p>
      <text:p text:style-name="Text_20_body">Given data about the size of houses on the real estate market, try to predict their price. Price as a function of size is a <text:span text:style-name="Emphasis">continuous</text:span> output, so this is a regression problem.</text:p>
      <text:p text:style-name="Text_20_body">We could turn this example into a classification problem by instead making our output about whether the house "sells for more or less than the asking price." Here we are classifying the houses based on price into two <text:span text:style-name="Emphasis">discrete</text:span> categories.</text:p>
      <text:h text:style-name="Heading_20_2" text:outline-level="2">Unsupervised Learning</text:h>
      <text:p text:style-name="Text_20_body">Unsupervised learning, on the other hand, allows us to approach problems with little or no idea what our results should look like. We can derive structure from data where we don't necessarily know the effect of the variables.</text:p>
      <text:p text:style-name="Text_20_body">We can derive this structure by <text:span text:style-name="Strong_20_Emphasis">clustering</text:span> the data based on relationships among the variables in the data.</text:p>
      <text:p text:style-name="Text_20_body">With unsupervised learning there is no feedback based on the prediction results, i.e., there is no teacher to correct you. It’s not just about clustering. For example, associative memory is unsupervised learning.</text:p>
      <text:p text:style-name="Text_20_body"><text:span text:style-name="Strong_20_Emphasis">Example:</text:span></text:p>
      <text:p text:style-name="Text_20_body"><text:soft-page-break/><text:span text:style-name="Emphasis">Clustering</text:span>: Take a collection of 1000 essays written on the US Economy, and find a way to automatically group these essays into a small number that are somehow similar or related by different variables, such as word frequency, sentence length, page count, and so on.</text:p>
      <text:p text:style-name="Text_20_body"><text:span text:style-name="Emphasis">Associative</text:span>: Suppose a doctor over years of experience forms associations in his mind between patient characteristics and illnesses that they have. If a new patient shows up then based on this patient’s characteristics such as symptoms, family medical history, physical attributes, mental outlook, etc the doctor associates possible illness or illnesses based on what the doctor has seen before with similar patients. This is not the same as rule based reasoning as in expert systems. In this case we would like to estimate a mapping function from patient characteristics into illness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8T23:12:09</meta:creation-date>
    <dc:date>2015-10-08T23:12:39</dc:date>
    <meta:editing-duration>P0D</meta:editing-duration>
    <meta:editing-cycles>1</meta:editing-cycles>
    <meta:document-statistic meta:table-count="0" meta:image-count="0" meta:object-count="0" meta:page-count="2" meta:paragraph-count="21" meta:word-count="518" meta:character-count="3157" meta:non-whitespace-character-count="2663"/>
    <meta:generator>LibreOffice/3.5$Linux_X86_64 LibreOffice_project/350m1$Build-2</meta:generator>
  </office:meta>
</office:document-meta>
</file>